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28"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30"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31"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35"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36" style:family="paragraph" style:parent-style-name="Standard">
      <style:paragraph-properties fo:text-align="justify" style:justify-single-word="false"/>
      <style:text-properties officeooo:paragraph-rsid="005bba92"/>
    </style:style>
    <style:style style:name="P37" style:family="paragraph" style:parent-style-name="Standard">
      <style:paragraph-properties fo:text-align="justify" style:justify-single-word="false"/>
      <style:text-properties officeooo:paragraph-rsid="00678208"/>
    </style:style>
    <style:style style:name="P38" style:family="paragraph" style:parent-style-name="Standard">
      <style:paragraph-properties fo:text-align="justify" style:justify-single-word="false"/>
      <style:text-properties officeooo:paragraph-rsid="00c54c13"/>
    </style:style>
    <style:style style:name="P39" style:family="paragraph" style:parent-style-name="Standard">
      <style:paragraph-properties fo:text-align="justify" style:justify-single-word="false"/>
      <style:text-properties officeooo:paragraph-rsid="00d735dc"/>
    </style:style>
    <style:style style:name="P40"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52" style:family="paragraph" style:parent-style-name="Standard">
      <style:paragraph-properties fo:text-align="justify" style:justify-single-word="false"/>
      <style:text-properties officeooo:paragraph-rsid="00d735dc"/>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72246" style:font-weight-asian="normal" style:font-weight-complex="normal"/>
    </style:style>
    <style:style style:name="T22" style:family="text">
      <style:text-properties fo:font-weight="normal" officeooo:rsid="01138d48" style:font-weight-asian="normal" style:font-weight-complex="normal"/>
    </style:style>
    <style:style style:name="T23" style:family="text">
      <style:text-properties fo:font-weight="normal" officeooo:rsid="0115557a" style:font-weight-asian="normal" style:font-weight-complex="normal"/>
    </style:style>
    <style:style style:name="T24" style:family="text">
      <style:text-properties fo:font-weight="normal" officeooo:rsid="011562d0" style:font-weight-asian="normal" style:font-weight-complex="normal"/>
    </style:style>
    <style:style style:name="T25" style:family="text">
      <style:text-properties fo:font-weight="normal" officeooo:rsid="01164a51" style:font-weight-asian="normal" style:font-weight-complex="normal"/>
    </style:style>
    <style:style style:name="T26" style:family="text">
      <style:text-properties fo:font-weight="normal" officeooo:rsid="01165d01" style:font-weight-asian="normal" style:font-weight-complex="normal"/>
    </style:style>
    <style:style style:name="T27" style:family="text">
      <style:text-properties officeooo:rsid="0029daed"/>
    </style:style>
    <style:style style:name="T28" style:family="text">
      <style:text-properties fo:font-size="14pt" style:font-size-asian="14pt" style:font-size-complex="14pt"/>
    </style:style>
    <style:style style:name="T29" style:family="text">
      <style:text-properties fo:font-size="14pt" officeooo:rsid="00275c6c" style:font-size-asian="14pt" style:font-size-complex="14pt"/>
    </style:style>
    <style:style style:name="T30" style:family="text">
      <style:text-properties officeooo:rsid="002e679b"/>
    </style:style>
    <style:style style:name="T31" style:family="text">
      <style:text-properties officeooo:rsid="00339132"/>
    </style:style>
    <style:style style:name="T32" style:family="text">
      <style:text-properties officeooo:rsid="003a9d28"/>
    </style:style>
    <style:style style:name="T33" style:family="text">
      <style:text-properties officeooo:rsid="003bd1db"/>
    </style:style>
    <style:style style:name="T34" style:family="text">
      <style:text-properties officeooo:rsid="003f171b"/>
    </style:style>
    <style:style style:name="T35" style:family="text">
      <style:text-properties officeooo:rsid="003f70e4"/>
    </style:style>
    <style:style style:name="T36" style:family="text">
      <style:text-properties officeooo:rsid="0044131d"/>
    </style:style>
    <style:style style:name="T37" style:family="text">
      <style:text-properties officeooo:rsid="005334f8"/>
    </style:style>
    <style:style style:name="T38" style:family="text">
      <style:text-properties officeooo:rsid="0056ef66"/>
    </style:style>
    <style:style style:name="T39" style:family="text">
      <style:text-properties officeooo:rsid="005a9730"/>
    </style:style>
    <style:style style:name="T40" style:family="text">
      <style:text-properties officeooo:rsid="005bba92"/>
    </style:style>
    <style:style style:name="T41" style:family="text">
      <style:text-properties officeooo:rsid="0060b653"/>
    </style:style>
    <style:style style:name="T42"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55" style:family="text">
      <style:text-properties officeooo:rsid="006aae93"/>
    </style:style>
    <style:style style:name="T56" style:family="text">
      <style:text-properties officeooo:rsid="006c64cd"/>
    </style:style>
    <style:style style:name="T57" style:family="text">
      <style:text-properties officeooo:rsid="0072d3e2"/>
    </style:style>
    <style:style style:name="T58" style:family="text">
      <style:text-properties officeooo:rsid="0079fd1d"/>
    </style:style>
    <style:style style:name="T59" style:family="text">
      <style:text-properties officeooo:rsid="0087b705"/>
    </style:style>
    <style:style style:name="T60" style:family="text">
      <style:text-properties officeooo:rsid="00983a52"/>
    </style:style>
    <style:style style:name="T61" style:family="text">
      <style:text-properties officeooo:rsid="009d0afb"/>
    </style:style>
    <style:style style:name="T62" style:family="text">
      <style:text-properties officeooo:rsid="009da311"/>
    </style:style>
    <style:style style:name="T63" style:family="text">
      <style:text-properties officeooo:rsid="00b9d248"/>
    </style:style>
    <style:style style:name="T64" style:family="text">
      <style:text-properties style:font-size-asian="12pt"/>
    </style:style>
    <style:style style:name="T65" style:family="text">
      <style:text-properties officeooo:rsid="00c54c13" style:font-size-asian="12pt"/>
    </style:style>
    <style:style style:name="T66" style:family="text">
      <style:text-properties officeooo:rsid="00d9feea" style:font-size-asian="12pt"/>
    </style:style>
    <style:style style:name="T67" style:family="text">
      <style:text-properties officeooo:rsid="00df09cd" style:font-size-asian="12pt"/>
    </style:style>
    <style:style style:name="T68" style:family="text">
      <style:text-properties officeooo:rsid="010587f5" style:font-size-asian="12pt"/>
    </style:style>
    <style:style style:name="T69" style:family="text">
      <style:text-properties officeooo:rsid="0106cc8c" style:font-size-asian="12pt"/>
    </style:style>
    <style:style style:name="T70" style:family="text">
      <style:text-properties officeooo:rsid="01138d48" style:font-size-asian="12pt"/>
    </style:style>
    <style:style style:name="T71" style:family="text">
      <style:text-properties officeooo:rsid="0115557a" style:font-size-asian="12pt"/>
    </style:style>
    <style:style style:name="T72" style:family="text">
      <style:text-properties officeooo:rsid="011562d0" style:font-size-asian="12pt"/>
    </style:style>
    <style:style style:name="T73" style:family="text">
      <style:text-properties officeooo:rsid="01164a51" style:font-size-asian="12pt"/>
    </style:style>
    <style:style style:name="T74" style:family="text">
      <style:text-properties officeooo:rsid="01165d01" style:font-size-asian="12pt"/>
    </style:style>
    <style:style style:name="T75" style:family="text">
      <style:text-properties officeooo:rsid="01172246" style:font-size-asian="12pt"/>
    </style:style>
    <style:style style:name="T76" style:family="text">
      <style:text-properties officeooo:rsid="00d859d9"/>
    </style:style>
    <style:style style:name="T77" style:family="text">
      <style:text-properties fo:font-style="italic" style:font-size-asian="12pt" style:font-style-asian="italic" style:font-style-complex="italic"/>
    </style:style>
    <style:style style:name="T78" style:family="text">
      <style:text-properties fo:font-style="italic" officeooo:rsid="00df09cd" style:font-size-asian="12pt" style:font-style-asian="italic" style:font-style-complex="italic"/>
    </style:style>
    <style:style style:name="T79" style:family="text">
      <style:text-properties fo:font-style="italic" officeooo:rsid="00f91dbc" style:font-size-asian="12pt" style:font-style-asian="italic" style:font-style-complex="italic"/>
    </style:style>
    <style:style style:name="T80" style:family="text">
      <style:text-properties officeooo:rsid="00e1eeac"/>
    </style:style>
    <style:style style:name="T81" style:family="text">
      <style:text-properties officeooo:rsid="00f766eb"/>
    </style:style>
    <style:style style:name="T82" style:family="text">
      <style:text-properties officeooo:rsid="00f7753f"/>
    </style:style>
    <style:style style:name="T83" style:family="text">
      <style:text-properties fo:font-style="normal" style:font-size-asian="12pt" style:font-style-asian="normal" style:font-style-complex="normal"/>
    </style:style>
    <style:style style:name="T84" style:family="text">
      <style:text-properties fo:font-style="normal" officeooo:rsid="00f91dbc" style:font-size-asian="12pt" style:font-style-asian="normal" style:font-style-complex="normal"/>
    </style:style>
    <style:style style:name="T85" style:family="text">
      <style:text-properties officeooo:rsid="010c826e"/>
    </style:style>
    <style:style style:name="T86" style:family="text">
      <style:text-properties officeooo:rsid="010d3083"/>
    </style:style>
    <style:style style:name="T87" style:family="text">
      <style:text-properties officeooo:rsid="0119e533"/>
    </style:style>
    <style:style style:name="T88" style:family="text">
      <style:text-properties officeooo:rsid="011fc3e0"/>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21"><text:span text:style-name="T28">Abstract:</text:span> </text:p>
      <text:p text:style-name="P21"><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20"><text:span text:style-name="T29">1. </text:span><text:span text:style-name="T28">Introduction:</text:span></text:p>
      <text:p text:style-name="P20"><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34"><text:span text:style-name="T27">2. Phases of building Recommendation System</text:span>:</text:p>
      <text:p text:style-name="P34"/>
      <text:p text:style-name="P22">2.1 Data Collection Phase:</text:p>
      <text:p text:style-name="P6">In this phase, the main focus is on collecting data from different users who are consumers of the business. <text:span text:style-name="T30">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6"/>
      <text:p text:style-name="P23">2.1.<text:span text:style-name="T31">1</text:span> <text:span text:style-name="T31">Explicit Feedback</text:span>:</text:p>
      <text:p text:style-name="P8">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7"/>
      <text:p text:style-name="P24">2.1.<text:span text:style-name="T34">2</text:span> <text:span text:style-name="T32">Implicit Feedback</text:span>:</text:p>
      <text:p text:style-name="P7">This feedback system a<text:span text:style-name="T33">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7"><text:soft-page-break/></text:p>
      <text:p text:style-name="P25">2.1.<text:span text:style-name="T34">2</text:span> <text:span text:style-name="T35">Hybrid Feedback</text:span>:</text:p>
      <text:p text:style-name="P9">Hybrid feedback system combines the strength of both explicit and implicit feedback systems to increase performance. <text:span text:style-name="T36">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9"/>
      <text:p text:style-name="P26">2.<text:span text:style-name="T37">2 Training Phase</text:span>:</text:p>
      <text:p text:style-name="P10">In training phase the data collected is used to extract features either of users or items and they are used <text:span text:style-name="T38">as building blocks for the algorithms. Features are extracted as per the needs of a particular algorithm. Various types of recommendation filtering methods are used to create the models.</text:span></text:p>
      <text:p text:style-name="P10"/>
      <text:p text:style-name="P27">2.<text:span text:style-name="T39">3 Prediction Phase</text:span>:</text:p>
      <text:p text:style-name="P11"><text:span text:style-name="T57">In this phase,</text:span> predict<text:span text:style-name="T57">ion of</text:span> the rating or preference <text:span text:style-name="T57">which</text:span> a user is expected to give to an item <text:span text:style-name="T57">is done</text:span>. This prediction is made using the <text:span text:style-name="T39">features created in training phase and building algorithm over it.</text:span></text:p>
      <text:p text:style-name="P11"/>
      <text:p text:style-name="P35"><text:span text:style-name="T39">3 Recommendation Filtering Methods</text:span>:</text:p>
      <text:p text:style-name="P12">It is use <text:span text:style-name="T39">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2"/>
      <text:p text:style-name="P28"><text:span text:style-name="T40">3.1 Content-Based Filtering</text:span>:</text:p>
      <text:p text:style-name="P36"><text:span text:style-name="T42">It is </text:span><text:span text:style-name="T43">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44">text </text:span><text:span text:style-name="T43">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1">(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36"/>
      <text:p text:style-name="P29"><text:span text:style-name="T40">3.2 Collaborative Filtering</text:span>:</text:p>
      <text:p text:style-name="P37"><text:span text:style-name="T45">Collaborative filtering is independent of literature of item/user domain or profile. It is a better technique for data where metadata is either inadequate or cannot be easily obtained </text:span><text:span text:style-name="T46">like </text:span><text:span text:style-name="T47">in the cases of</text:span><text:span text:style-name="T46"> movies, music, pictures etc. </text:span><text:span text:style-name="T48">So, here the implicit feedback and explicit feedback play most important role in making recommendations. </text:span><text:span text:style-name="T46">Here the ratings given by users play an important role in creation of the models. </text:span><text:span text:style-name="T49">It also has a few disadvantages like sparsity problem and cold start problem. </text:span><text:span text:style-name="T50">Sparsity occurs when very few explicit feedback ratings are available for making recommendation model. Cold Start Problem occurs when a new user </text:span><text:span text:style-name="T51">or item </text:span><text:span text:style-name="T50">is added to the list </text:span><text:span text:style-name="T51">for which ratings are not present</text:span><text:span text:style-name="T50">. </text:span><text:span text:style-name="T52">This makes it difficult to create similarity matrices.</text:span><text:span text:style-name="T50"> </text:span><text:span text:style-name="T46">This technique can be further classified into two categories:</text:span></text:p>
      <text:p text:style-name="P13"/>
      <text:p text:style-name="P30"><text:span text:style-name="T56">3</text:span>.<text:span text:style-name="T56">2</text:span>.<text:span text:style-name="T56">1</text:span> <text:span text:style-name="T56">Model-Based Techniques:</text:span></text:p>
      <text:p text:style-name="P18">Model-based <text:span text:style-name="T58">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4"/>
      <text:p text:style-name="P30"><text:soft-page-break/><text:span text:style-name="T56">3</text:span>.<text:span text:style-name="T56">2</text:span>.<text:span text:style-name="T34">2</text:span> <text:span text:style-name="T55">Memory-Based Techniques:</text:span></text:p>
      <text:p text:style-name="P17"><text:span text:style-name="T59">Memory based techniques work on the principle of finding most similar users or items to a user or item and then fetching their ratings for predicting the rating given by the user or given to the item. </text:span>The features here <text:span text:style-name="T59">are</text:span> extracted in the form of either item-item similarity matrix or user-user similarity matrix. <text:span text:style-name="T59">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15"/>
      <text:p text:style-name="P31"><text:span text:style-name="T56">3</text:span>.<text:span text:style-name="T56">2</text:span>.<text:span text:style-name="T34">2.1</text:span> <text:span text:style-name="T60">Cosine Similarity Measure:</text:span></text:p>
      <text:p text:style-name="P19">Cosine <text:span text:style-name="T80">S</text:span>imilarity <text:span text:style-name="T80">(CS)</text:span> is the measure of similarity between two <text:span text:style-name="T62">n-dimensional </text:span>vectors in a space. <text:span text:style-name="T61">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19"/>
      <text:p text:style-name="P19"><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6"/>
      <text:p text:style-name="P16"/>
      <text:p text:style-name="P16"><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16"/>
      <text:p text:style-name="P32"><text:span text:style-name="T56">3</text:span>.<text:span text:style-name="T56">2</text:span>.<text:span text:style-name="T34">2.2</text:span> <text:span text:style-name="T63">Pearson Correlation Coefficient Measure:</text:span></text:p>
      <text:p text:style-name="P39"><text:span text:style-name="T53">Pearson Correlation Coefficient or bivariate correlation is the measure of linear correlation between two vectors.Its range is [-1,1], where -1 is negative linear correlation, +1 is the positive linear correlation and 0 is the no linear correlation. </text:span><text:span text:style-name="T54">It is represented using multiple ways:</text:span></text:p>
      <text:p text:style-name="P39"><text:span text:style-name="T54"/></text:p>
      <text:p text:style-name="P38"><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33"><text:span text:style-name="T56">3</text:span>.<text:span text:style-name="T56">2</text:span>.<text:span text:style-name="T34">2.3</text:span> <text:span text:style-name="T76">Improved Cosine Similarity Measure:</text:span></text:p>
      <text:p text:style-name="P44"><text:span text:style-name="T65">I</text:span><text:span text:style-name="T64">mproved Cosine Similarity (ICS) Measure is specifically adjusted as per the requirements of recommender system which is based on the principle “If A is most similar to B, this does not imply that B is also most similar to A”. </text:span><text:span text:style-name="T66">So, if similarity of A is to be found with respect to B, then B’s only those values will be taken into consideration for which values of A are not null or zero. </text:span><text:span text:style-name="T67">Improved Cosine Similarity of </text:span><text:span text:style-name="T78">u</text:span><text:span text:style-name="T67"> with respect to </text:span><text:span text:style-name="T78">v</text:span><text:span text:style-name="T67"> is:</text:span></text:p>
      <text:p text:style-name="P40"/>
      <text:p text:style-name="P40"><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40"/>
      <text:p text:style-name="P40"/>
      <text:p text:style-name="P40"/>
      <text:p text:style-name="P40"/>
      <text:p text:style-name="P40"/>
      <text:p text:style-name="P40"><text:soft-page-break/></text:p>
      <text:p text:style-name="P49"><text:span text:style-name="T81">4</text:span> <text:span text:style-name="T82">Implementation Similarity Metrics:</text:span></text:p>
      <text:p text:style-name="P46"><text:span text:style-name="T68">Cosine </text:span><text:span text:style-name="T69">Similarity Metric </text:span><text:span text:style-name="T68">and Improved Cosine Similarity Metric have been implemented below for better understanding:</text:span></text:p>
      <text:p text:style-name="P46"><text:span text:style-name="T68"/></text:p>
      <text:p text:style-name="P45"><text:span text:style-name="T67">L</text:span><text:span text:style-name="T64">et </text:span><text:span text:style-name="T77">u </text:span><text:span text:style-name="T83">be &lt;3,4,5,null,5,5,null,2,null,null,null,null&gt; </text:span><text:span text:style-name="T84">and </text:span><text:span text:style-name="T79">v </text:span><text:span text:style-name="T84">be &lt;4,4,4,5,5,null,1,null,2,null,1,null&gt;.</text:span></text:p>
      <text:p text:style-name="P45"><text:span text:style-name="T84"/></text:p>
      <text:p text:style-name="P47"><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45"><text:span text:style-name="T83"/></text:p>
      <text:p text:style-name="P40"/>
      <text:p text:style-name="P40"/>
      <text:p text:style-name="P40"><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40"/>
      <text:p text:style-name="P40"/>
      <text:p text:style-name="P40"/>
      <text:p text:style-name="P50"><text:span text:style-name="T86">5</text:span> <text:span text:style-name="T85">Inspiration behind the Improved Cosine Similarity Metric:</text:span></text:p>
      <text:p text:style-name="P48"><text:span text:style-name="T68">I</text:span><text:span text:style-name="T64">mproved Cosine Similarity </text:span><text:span text:style-name="T70">is inspired by the logic that to find similarity of </text:span><text:span text:style-name="T71">vector </text:span><text:span text:style-name="T70">A with re</text:span><text:span text:style-name="T71">s</text:span><text:span text:style-name="T70">pect to </text:span><text:span text:style-name="T71">vector </text:span><text:span text:style-name="T70">B, </text:span><text:span text:style-name="T71">only those values of B play important role for which values of vector A are not null because null values of A are needed to be found later using prediction. </text:span><text:span text:style-name="T72">So, if we use the values of B corresponding to null values of A, then they </text:span><text:span text:style-name="T73">also contribute for those null values which </text:span><text:span text:style-name="T74">if had been present, would also have affected the similarity between vectors A and B. </text:span><text:span text:style-name="T75">This means similarity of A with respect to B is not same as similarity of B with respect to B.</text:span></text:p>
      <text:p text:style-name="P48"><text:span text:style-name="T75"/></text:p>
      <text:p text:style-name="P51"><text:span text:style-name="T88">6</text:span> <text:span text:style-name="T87">Predicting Ratings Using Ratings of Most Similar Users:</text:span></text:p>
      <text:p text:style-name="P51"><text:span text:style-name="T21">proved Cosine Similarity </text:span><text:span text:style-name="T22">is inspired by the logic that to find similarity of </text:span><text:span text:style-name="T23">vector </text:span><text:span text:style-name="T22">A with re</text:span><text:span text:style-name="T23">s</text:span><text:span text:style-name="T22">pect to </text:span><text:span text:style-name="T23">vector </text:span><text:span text:style-name="T22">B, </text:span><text:span text:style-name="T23">only those values of B play important role for which values of vector A are not null because null values of A are needed to be found later using prediction. </text:span><text:span text:style-name="T24">So, if we use the values of B corresponding to null values of A, then they </text:span><text:span text:style-name="T25">also contribute for those null values which </text:span><text:span text:style-name="T26">if had been present, would also have affected the similarity between vectors A and B. </text:span><text:span text:style-name="T21">This means similarity of A with respect to B is not same as similarity of B with respect to B.</text:span></text:p>
      <text:p text:style-name="P48"><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3T20:00:53.099334129</dc:date>
    <meta:editing-duration>PT9H21M21S</meta:editing-duration>
    <meta:editing-cycles>264</meta:editing-cycles>
    <meta:generator>LibreOffice/6.0.7.3$Linux_X86_64 LibreOffice_project/00m0$Build-3</meta:generator>
    <meta:document-statistic meta:table-count="0" meta:image-count="0" meta:object-count="7" meta:page-count="4" meta:paragraph-count="41" meta:word-count="1674" meta:character-count="10468" meta:non-whitespace-character-count="8833"/>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